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1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0.6cm"/>
      <style:text-properties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8cm" svg:x="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5.5cm" svg:x="3.5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5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5.5cm" svg:x="9.3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5.5cm" svg:x="12cm" svg:y="4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085cm" svg:height="0.962cm" svg:x="3.141cm" svg:y="3.238cm">
          <draw:text-box>
            <text:p>core1</text:p>
          </draw:text-box>
        </draw:frame>
        <draw:frame draw:style-name="gr2" draw:layer="layout" svg:width="2.085cm" svg:height="0.962cm" svg:x="6.142cm" svg:y="3.238cm">
          <draw:text-box>
            <text:p>core2</text:p>
          </draw:text-box>
        </draw:frame>
        <draw:frame draw:style-name="gr2" draw:layer="layout" svg:width="2.085cm" svg:height="0.962cm" svg:x="9.043cm" svg:y="3.238cm">
          <draw:text-box>
            <text:p>core3</text:p>
          </draw:text-box>
        </draw:frame>
        <draw:frame draw:style-name="gr2" draw:layer="layout" svg:width="2.085cm" svg:height="0.962cm" svg:x="11.744cm" svg:y="3.238cm">
          <draw:text-box>
            <text:p>core4</text:p>
          </draw:text-box>
        </draw:frame>
        <draw:custom-shape draw:style-name="gr3" draw:text-style-name="P1" draw:layer="layout" svg:width="0.8cm" svg:height="3.7cm" svg:x="3.85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5cm" svg:height="1.25cm" draw:transform="rotate (-1.57079632679579) translate (4.65cm 5.65cm)">
          <draw:text-box>
            <text:p text:style-name="P2"><text:span text:style-name="T1">process</text:span></text:p>
          </draw:text-box>
        </draw:frame>
        <draw:custom-shape draw:style-name="gr5" draw:text-style-name="P1" draw:layer="layout" svg:width="1.5cm" svg:height="5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5.5cm" svg:x="9.3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5.5cm" svg:x="12cm" svg:y="4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856cm" svg:height="0.962cm" draw:transform="rotate (-1.57079632679579) translate (7.6cm 5.5cm)">
          <draw:text-box>
            <text:p>disabled</text:p>
          </draw:text-box>
        </draw:frame>
        <draw:frame draw:style-name="gr2" draw:layer="layout" svg:width="2.856cm" svg:height="0.962cm" draw:transform="rotate (-1.57079632679579) translate (10.5cm 5.5cm)">
          <draw:text-box>
            <text:p>disabled</text:p>
          </draw:text-box>
        </draw:frame>
        <draw:frame draw:style-name="gr2" draw:layer="layout" svg:width="2.856cm" svg:height="0.962cm" draw:transform="rotate (-1.57079632679579) translate (13.2cm 5.5cm)">
          <draw:text-box>
            <text:p>disabl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hoo </meta:initial-creator>
    <meta:creation-date>2013-06-27T14:18:47</meta:creation-date>
    <dc:date>2013-06-27T14:56:46</dc:date>
    <dc:creator>lehoo </dc:creator>
    <meta:editing-duration>PT00H22M49S</meta:editing-duration>
    <meta:editing-cycles>2</meta:editing-cycles>
    <meta:generator>OpenOffice.org/3.2$Linux OpenOffice.org_project/320m19$Build-9505</meta:generator>
    <meta:document-statistic meta:object-count="17"/>
  </office:meta>
</office:document-meta>
</file>